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c__20_Content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c__20_Content-subtitle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c__20_Content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r6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style:paragraph-properties fo:margin-top="0.353cm" fo:margin-bottom="0cm" fo:line-height="90%" fo:text-align="center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top="0.353cm" fo:margin-bottom="0cm" fo:line-height="90%" fo:text-align="center" style:writing-mode="lr-tb" style:font-independent-line-spacing="true">
        <style:tab-stops>
          <style:tab-stop style:position="0cm"/>
        </style:tab-stops>
      </style:paragraph-properties>
      <style:text-properties fo:font-size="14.8999996185303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Автоматика" draw:style-name="dp1" draw:master-page-name="Title_2c__20_Content" presentation:presentation-page-layout-name="AL1T11">
        <draw:frame draw:name="PlaceHolder 1" presentation:style-name="pr1" draw:text-style-name="P2" draw:layer="layout" svg:width="20.997cm" svg:height="5.481cm" svg:x="3.499cm" svg:y="2.577cm" presentation:class="title" presentation:user-transformed="true">
          <draw:text-box>
            <text:p text:style-name="P1"><text:span text:style-name="T1">Автоматика</text:span></text:p>
          </draw:text-box>
        </draw:frame>
        <draw:frame draw:name="PlaceHolder 2" presentation:style-name="pr2" draw:text-style-name="P4" draw:layer="layout" svg:width="20.997cm" svg:height="3.8cm" svg:x="3.499cm" svg:y="8.272cm" presentation:class="subtitle" presentation:user-transformed="true">
          <draw:text-box>
            <text:p text:style-name="P3"><text:span text:style-name="T2">Лекция 1: Понятие автоматики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О чем эта лекция?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Что такое автоматика</text:p>
              </text:list-item>
              <text:list-item>
                <text:p>Что такое автоматизация</text:p>
              </text:list-item>
              <text:list-item>
                <text:p>Зачем человечеству автоматика и автоматизация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 text:style-name="P6">Автоматика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Автома́тика (от греч. αύτόματος — самодействующий) — отрасль науки и техники, которая разрабатывает технические средства и методы для осуществления технологических процессов без непосредственного участия человека</text:p>
              </text:list-item>
              <text:list-item>
                <text:p>Автома́тика — совокупность механизмов, приборов, действующих автоматическ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Устройство автоматики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Автома́т — машина, самостоятельно действующее устройство (или совокупность устройств), выполняющее по жёстко заданной программе, без непосредственного участия человека, процессы получения, преобразования, передачи и использования энергии, материала и информаци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Виды автоматов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3">Кинематические автоматы</text:span></text:p>
                <text:p><text:span text:style-name="T3">Нерефлекторные автоматы</text:span> работают независимо от внешних воздействий, многократно повторяя одни и те же операции в определенной последовательности (автоматическое огнестрельное оружие, некоторые металлообрабатывающие и текстильные станки)</text:p>
                <text:p><text:span text:style-name="T3">Рефлекторные автоматы</text:span> поддерживают ход производственного процесса на определенном уровне независимо от изменения параметров самого процесса</text:p>
              </text:list-header>
              <text:list-item>
                <text:p>регуляторы скорости, давления, температуры, электрического напряжения</text:p>
              </text:list-item>
              <text:list-item>
                <text:p>автоматы с программным управлением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Теория автоматического управления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Тео́рия автомати́ческого управле́ния (ТАУ) — научная дисциплина, которая изучает процессы автоматического управления объектами разной физической природы. При этом при помощи математических средств выявляются свойства систем автоматического управления и разрабатываются рекомендации по их проектированию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Автоматизация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Автоматизация — применение технических средств, экономико-математических методов и систем управления, освобождающих человека частично или полностью от непосредственного участия в процессах получения, преобразования, передачи и использования энергии, материалов или информации</text:p>
                <text:p>Автоматизация позволяет повысить производительность труда, улучшить качество продукции, оптимизировать процессы управления, отстранить человека от производств, опасных для здоровья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>
          <draw:text-box>
            <text:p>Задачи автоматизации</text:p>
          </draw:text-box>
        </draw:frame>
        <draw:frame presentation:style-name="pr5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Задачами автоматизации производства является автоматический контроль (включая автоматическую сигнализацию и автоматическую защиту оборудования), автоматическое регулирование и автоматическое управление. Эти задачи решаются путём создания систем автоматизации как информационно объединенной совокупности программируемых устройств автоматизированного и автоматического контроля, регулирования и управления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>
        <draw:frame presentation:style-name="pr4" draw:text-style-name="P6" draw:layer="layout" svg:width="25.199cm" svg:height="2.629cm" svg:x="1.4cm" svg:y="0.628cm" presentation:class="title" presentation:user-transformed="true">
          <draw:text-box>
            <text:p>Заключение</text:p>
          </draw:text-box>
        </draw:frame>
        <draw:frame presentation:style-name="pr5" draw:text-style-name="P6" draw:layer="layout" svg:width="25.199cm" svg:height="10.815cm" svg:x="1.4cm" svg:y="3.685cm" presentation:class="outline" presentation:user-transformed="true">
          <draw:text-box>
            <text:list text:style-name="L2">
              <text:list-item>
                <text:p>Автоматика с одной стороны является областью знаний, с другой — конкретными техническими средствами.</text:p>
              </text:list-item>
              <text:list-item>
                <text:p>Автоматические устройства бывают кинематическими, нерефлекторными и рефлекторными</text:p>
              </text:list-item>
              <text:list-item>
                <text:p>Автоматизация способствует техническому прогрессу и улучшению условий жизн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1" style:family="paragraph">
      <style:paragraph-properties fo:text-align="star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2">
      <draw:frame draw:name="PlaceHolder 1" presentation:style-name="Title_2c__20_Content-title" draw:layer="backgroundobjects" svg:width="25.198cm" svg:height="2.871cm" svg:x="1.399cm" svg:y="0.50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399cm" svg:y="3.684cm" presentation:class="outline" presentation:placeholder="true" presentation:user-transformed="true">
        <draw:text-box/>
      </draw:frame>
      <draw:frame draw:name="PlaceHolder 3" presentation:style-name="Mpr4" draw:text-style-name="MP8" draw:layer="backgroundobjects" svg:width="9.447cm" svg:height="0.836cm" svg:x="9.274cm" svg:y="14.598cm" presentation:class="footer" presentation:user-transformed="true">
        <draw:text-box>
          <text:p text:style-name="MP7"><text:span text:style-name="MT2"><presentation:footer/></text:span></text:p>
        </draw:text-box>
      </draw:frame>
      <draw:frame draw:name="PlaceHolder 4" presentation:style-name="Mpr4" draw:text-style-name="MP10" draw:layer="backgroundobjects" svg:width="6.297cm" svg:height="0.836cm" svg:x="19.774cm" svg:y="14.598cm" presentation:class="page-number" presentation:user-transformed="true">
        <draw:text-box>
          <text:p text:style-name="MP9"><text:span text:style-name="MT3"><text:page-number>&lt;номер&gt;</text:page-number></text:span></text:p>
        </draw:text-box>
      </draw:frame>
      <draw:frame draw:name="PlaceHolder 5" presentation:style-name="Mpr4" draw:text-style-name="MP8" draw:layer="backgroundobjects" svg:width="6.297cm" svg:height="0.836cm" svg:x="1.924cm" svg:y="14.598cm" presentation:class="date-time" presentation:user-transformed="true">
        <draw:text-box>
          <text:p text:style-name="MP11"><text:span text:style-name="MT1"><presentation:date-time/></text:span></text:p>
        </draw:text-box>
      </draw:frame>
      <presentation:notes style:page-layout-name="PM0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0T10:32:56.854965867</meta:creation-date>
    <dc:date>2023-09-10T12:22:09.820323308</dc:date>
    <meta:editing-duration>PT10H35M32S</meta:editing-duration>
    <meta:editing-cycles>115</meta:editing-cycles>
    <meta:generator>LibreOffice/7.3.7.2$Linux_X86_64 LibreOffice_project/30$Build-2</meta:generator>
    <meta:document-statistic meta:object-count="68"/>
  </office:meta>
</office:document-meta>
</file>